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319in" style:rel-column-width="12607*"/>
    </style:style>
    <style:style style:name="Table1.B" style:family="table-column">
      <style:table-column-properties style:column-width="1.8646in" style:rel-column-width="17645*"/>
    </style:style>
    <style:style style:name="Table1.C" style:family="table-column">
      <style:table-column-properties style:column-width="1.8639in" style:rel-column-width="17642*"/>
    </style:style>
    <style:style style:name="Table1.D" style:family="table-column">
      <style:table-column-properties style:column-width="1.8639in" style:rel-column-width="17641*"/>
    </style:style>
    <style:style style:name="Table1.1" style:family="table-row">
      <style:table-row-properties style:min-row-height="0.316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07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319in" style:rel-column-width="12607*"/>
    </style:style>
    <style:style style:name="Table2.B" style:family="table-column">
      <style:table-column-properties style:column-width="1.8646in" style:rel-column-width="17645*"/>
    </style:style>
    <style:style style:name="Table2.C" style:family="table-column">
      <style:table-column-properties style:column-width="1.8639in" style:rel-column-width="17642*"/>
    </style:style>
    <style:style style:name="Table2.D" style:family="table-column">
      <style:table-column-properties style:column-width="1.8639in" style:rel-column-width="17641*"/>
    </style:style>
    <style:style style:name="Table2.1" style:family="table-row">
      <style:table-row-properties style:min-row-height="0.3167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8" style:family="table-row">
      <style:table-row-properties style:min-row-height="0.07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319in" style:rel-column-width="12607*"/>
    </style:style>
    <style:style style:name="Table3.B" style:family="table-column">
      <style:table-column-properties style:column-width="1.8646in" style:rel-column-width="17645*"/>
    </style:style>
    <style:style style:name="Table3.C" style:family="table-column">
      <style:table-column-properties style:column-width="1.8639in" style:rel-column-width="17642*"/>
    </style:style>
    <style:style style:name="Table3.D" style:family="table-column">
      <style:table-column-properties style:column-width="1.8639in" style:rel-column-width="17641*"/>
    </style:style>
    <style:style style:name="Table3.1" style:family="table-row">
      <style:table-row-properties style:min-row-height="0.3167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8" style:family="table-row">
      <style:table-row-properties style:min-row-height="0.2799in"/>
    </style:style>
    <style:style style:name="P1" style:family="paragraph" style:parent-style-name="Standard">
      <style:paragraph-properties fo:text-align="center" style:justify-single-word="false"/>
      <style:text-properties style:font-name="FreeSerif" fo:font-size="24pt" fo:font-weight="bold" officeooo:rsid="001ac5b7" officeooo:paragraph-rsid="001ac5b7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FreeSerif" fo:font-size="15pt" officeooo:rsid="001ac5b7" officeooo:paragraph-rsid="001ac5b7" style:font-size-asian="15pt" style:font-size-complex="15pt"/>
    </style:style>
    <style:style style:name="P3" style:family="paragraph" style:parent-style-name="Standard" style:master-page-name="">
      <style:paragraph-properties fo:text-align="end" style:justify-single-word="false" style:page-number="auto"/>
      <style:text-properties style:font-name="FreeSerif" fo:font-size="15pt" officeooo:rsid="001ac5b7" officeooo:paragraph-rsid="001ac5b7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style:font-name="FreeSerif" fo:font-size="15pt" officeooo:rsid="001ac5b7" officeooo:paragraph-rsid="001ac5b7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style:font-name="FreeSerif" fo:font-size="16pt" fo:font-weight="bold" officeooo:rsid="001ac5b7" officeooo:paragraph-rsid="001ac5b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FreeSerif" fo:font-size="16pt" fo:font-weight="bold" officeooo:rsid="0027120b" officeooo:paragraph-rsid="002751a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6pt" fo:font-weight="bold" officeooo:rsid="001b763c" officeooo:paragraph-rsid="001b763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6pt" fo:font-weight="bold" officeooo:rsid="008d04f8" officeooo:paragraph-rsid="001b763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erif" fo:font-size="14pt" fo:font-weight="normal" officeooo:rsid="008d70dc" officeooo:paragraph-rsid="008d70dc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4pt" fo:font-weight="bold" officeooo:rsid="00a04c2a" officeooo:paragraph-rsid="00a04c2a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4pt" fo:font-weight="bold" officeooo:rsid="008eff70" officeooo:paragraph-rsid="008eff70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14pt" fo:font-weight="bold" officeooo:rsid="00a74e56" officeooo:paragraph-rsid="00a74e56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14pt" officeooo:rsid="008d70dc" officeooo:paragraph-rsid="008d70d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erif" fo:font-size="14pt" officeooo:rsid="008fe007" officeooo:paragraph-rsid="008fe007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size="14pt" fo:font-style="italic" officeooo:rsid="009289cf" officeooo:paragraph-rsid="009289cf" style:font-size-asian="14pt" style:font-style-asian="italic" style:font-size-complex="14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14pt" fo:font-style="italic" officeooo:rsid="00a906b4" officeooo:paragraph-rsid="00a906b4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size="14pt" officeooo:rsid="00a0920c" officeooo:paragraph-rsid="00a0920c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erif" fo:font-size="14pt" officeooo:rsid="00a941ab" officeooo:paragraph-rsid="00a941ab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erif" fo:font-size="14pt" fo:font-weight="bold" officeooo:rsid="008eff70" officeooo:paragraph-rsid="008fe007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erif" fo:font-size="14pt" officeooo:rsid="008d70dc" officeooo:paragraph-rsid="008fe007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erif" fo:font-size="14pt" officeooo:rsid="009e5465" officeooo:paragraph-rsid="009e5465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erif" fo:font-size="14pt" officeooo:rsid="00a2641d" officeooo:paragraph-rsid="00a2641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erif" fo:font-size="14pt" officeooo:rsid="00aa64f0" officeooo:paragraph-rsid="00aa64f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erif" fo:font-size="14pt" officeooo:rsid="009ec410" officeooo:paragraph-rsid="009ec410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4pt" fo:font-weight="normal" officeooo:rsid="008d70dc" officeooo:paragraph-rsid="008fe007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erif" fo:font-size="14pt" officeooo:rsid="009fd0e6" officeooo:paragraph-rsid="009fd0e6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4pt" officeooo:rsid="00a33c61" officeooo:paragraph-rsid="00a33c6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FreeSerif" fo:font-size="14pt" fo:font-weight="normal" officeooo:rsid="00a04c2a" officeooo:paragraph-rsid="00a04c2a" style:font-size-asian="14pt" style:font-weight-asian="normal" style:font-size-complex="14pt" style:font-weight-complex="normal"/>
    </style:style>
    <style:style style:name="T1" style:family="text">
      <style:text-properties officeooo:rsid="003378fe"/>
    </style:style>
    <style:style style:name="T2" style:family="text">
      <style:text-properties officeooo:rsid="009d5401"/>
    </style:style>
    <style:style style:name="T3" style:family="text">
      <style:text-properties officeooo:rsid="002784e2"/>
    </style:style>
    <style:style style:name="T4" style:family="text">
      <style:text-properties officeooo:rsid="008b27ef"/>
    </style:style>
    <style:style style:name="T5" style:family="text">
      <style:text-properties officeooo:rsid="008d04f8"/>
    </style:style>
    <style:style style:name="T6" style:family="text">
      <style:text-properties officeooo:rsid="009e5465"/>
    </style:style>
    <style:style style:name="T7" style:family="text">
      <style:text-properties officeooo:rsid="009fd0e6"/>
    </style:style>
    <style:style style:name="T8" style:family="text">
      <style:text-properties officeooo:rsid="00a0920c"/>
    </style:style>
    <style:style style:name="T9" style:family="text">
      <style:text-properties officeooo:rsid="00a5422a"/>
    </style:style>
    <style:style style:name="T10" style:family="text">
      <style:text-properties officeooo:rsid="00ab60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<text:span text:style-name="T1">­</text:span>Homework <text:span text:style-name="T2">3</text:span></text:p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x Carbajal</text:p>
      <text:p text:style-name="P5"/>
      <text:p text:style-name="P5">Washington State University Tri-Cities</text:p>
      <text:p text:style-name="P5"/>
      <text:p text:style-name="P6">C<text:span text:style-name="T3">PT_S</text:span> 411 Introduction to Parallel Computing</text:p>
      <text:p text:style-name="P5"/>
      <text:p text:style-name="P5"><text:span text:style-name="T2">November</text:span> <text:span text:style-name="T2">1</text:span><text:span text:style-name="T4">1</text:span>, 2024</text:p>
      <text:p text:style-name="P7"><text:soft-page-break/><text:span text:style-name="T5">Simulation &amp; Analysis</text:span></text:p>
      <text:p text:style-name="P8"/>
      <text:p text:style-name="P9">M = 64, N = <text:span text:style-name="T6">64</text:span>, T = <text:span text:style-name="T6">5</text:span>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Threads</text:p>
          </table:table-cell>
          <table:table-cell table:style-name="Table1.A1" office:value-type="string">
            <text:p text:style-name="P11">Execution Time (s)</text:p>
          </table:table-cell>
          <table:table-cell table:style-name="Table1.A1" office:value-type="string">
            <text:p text:style-name="P11">Speedup</text:p>
          </table:table-cell>
          <table:table-cell table:style-name="Table1.D1" office:value-type="string">
            <text:p text:style-name="P12">Efficiency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4">0.<text:span text:style-name="T6">106</text:span></text:p>
          </table:table-cell>
          <table:table-cell table:style-name="Table1.A2" office:value-type="string">
            <text:p text:style-name="P15">BASELINE</text:p>
          </table:table-cell>
          <table:table-cell table:style-name="Table1.D2" office:value-type="string">
            <text:p text:style-name="P16">BASELINE</text:p>
          </table:table-cell>
        </table:table-row>
        <table:table-row table:style-name="Table1.1"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0.<text:span text:style-name="T6">062</text:span></text:p>
          </table:table-cell>
          <table:table-cell table:style-name="Table1.A2" office:value-type="string">
            <text:p text:style-name="P17">1.710</text:p>
          </table:table-cell>
          <table:table-cell table:style-name="Table1.D2" office:value-type="string">
            <text:p text:style-name="P18">0.855</text:p>
          </table:table-cell>
        </table:table-row>
        <table:table-row table:style-name="Table1.1"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0.<text:span text:style-name="T6">049</text:span></text:p>
          </table:table-cell>
          <table:table-cell table:style-name="Table1.A2" office:value-type="string">
            <text:p text:style-name="P17">2.163</text:p>
          </table:table-cell>
          <table:table-cell table:style-name="Table1.D2" office:value-type="string">
            <text:p text:style-name="P18">0.541</text:p>
          </table:table-cell>
        </table:table-row>
        <table:table-row table:style-name="Table1.1"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4">0.<text:span text:style-name="T6">017</text:span></text:p>
          </table:table-cell>
          <table:table-cell table:style-name="Table1.A2" office:value-type="string">
            <text:p text:style-name="P17">6.235</text:p>
          </table:table-cell>
          <table:table-cell table:style-name="Table1.D2" office:value-type="string">
            <text:p text:style-name="P18">0.779</text:p>
          </table:table-cell>
        </table:table-row>
        <table:table-row table:style-name="Table1.1"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4">0.<text:span text:style-name="T6">396</text:span></text:p>
          </table:table-cell>
          <table:table-cell table:style-name="Table1.A2" office:value-type="string">
            <text:p text:style-name="P17">0.268</text:p>
          </table:table-cell>
          <table:table-cell table:style-name="Table1.D2" office:value-type="string">
            <text:p text:style-name="P18">0.017</text:p>
          </table:table-cell>
        </table:table-row>
        <table:table-row table:style-name="Table1.1"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14">0.<text:span text:style-name="T6">624</text:span></text:p>
          </table:table-cell>
          <table:table-cell table:style-name="Table1.A2" office:value-type="string">
            <text:p text:style-name="P17">0.170</text:p>
          </table:table-cell>
          <table:table-cell table:style-name="Table1.D2" office:value-type="string">
            <text:p text:style-name="P18">0.005</text:p>
          </table:table-cell>
        </table:table-row>
        <table:table-row table:style-name="Table1.8"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14">0.<text:span text:style-name="T6">971</text:span></text:p>
          </table:table-cell>
          <table:table-cell table:style-name="Table1.A2" office:value-type="string">
            <text:p text:style-name="P17">0.109</text:p>
          </table:table-cell>
          <table:table-cell table:style-name="Table1.D2" office:value-type="string">
            <text:p text:style-name="P18">0.002</text:p>
          </table:table-cell>
        </table:table-row>
      </table:table>
      <text:p text:style-name="P9"/>
      <text:p text:style-name="P9"/>
      <text:p text:style-name="P9">M = <text:span text:style-name="T6">256</text:span>, N = 256, T = 500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Threads</text:p>
          </table:table-cell>
          <table:table-cell table:style-name="Table2.A1" office:value-type="string">
            <text:p text:style-name="P19">Execution Time (s)</text:p>
          </table:table-cell>
          <table:table-cell table:style-name="Table2.A1" office:value-type="string">
            <text:p text:style-name="P19">Speedup</text:p>
          </table:table-cell>
          <table:table-cell table:style-name="Table2.D1" office:value-type="string">
            <text:p text:style-name="P12">Efficiency</text:p>
          </table:table-cell>
        </table:table-row>
        <table:table-row table:style-name="Table2.1"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1">1.726</text:p>
          </table:table-cell>
          <table:table-cell table:style-name="Table2.A2" office:value-type="string">
            <text:p text:style-name="P15">BASELINE</text:p>
          </table:table-cell>
          <table:table-cell table:style-name="Table2.D2" office:value-type="string">
            <text:p text:style-name="P16">BASELINE</text:p>
          </table:table-cell>
        </table:table-row>
        <table:table-row table:style-name="Table2.1"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1">1.739</text:p>
          </table:table-cell>
          <table:table-cell table:style-name="Table2.A2" office:value-type="string">
            <text:p text:style-name="P22">0.993</text:p>
          </table:table-cell>
          <table:table-cell table:style-name="Table2.D2" office:value-type="string">
            <text:p text:style-name="P23">0.497</text:p>
          </table:table-cell>
        </table:table-row>
        <table:table-row table:style-name="Table2.1"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1">1.712</text:p>
          </table:table-cell>
          <table:table-cell table:style-name="Table2.A2" office:value-type="string">
            <text:p text:style-name="P22">1.008</text:p>
          </table:table-cell>
          <table:table-cell table:style-name="Table2.D2" office:value-type="string">
            <text:p text:style-name="P23">0.252</text:p>
          </table:table-cell>
        </table:table-row>
        <table:table-row table:style-name="Table2.1"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1">2.493</text:p>
          </table:table-cell>
          <table:table-cell table:style-name="Table2.A2" office:value-type="string">
            <text:p text:style-name="P22">0.692</text:p>
          </table:table-cell>
          <table:table-cell table:style-name="Table2.D2" office:value-type="string">
            <text:p text:style-name="P23">0.087</text:p>
          </table:table-cell>
        </table:table-row>
        <table:table-row table:style-name="Table2.1">
          <table:table-cell table:style-name="Table2.A2" office:value-type="string">
            <text:p text:style-name="P20">16</text:p>
          </table:table-cell>
          <table:table-cell table:style-name="Table2.A2" office:value-type="string">
            <text:p text:style-name="P21">8.226</text:p>
          </table:table-cell>
          <table:table-cell table:style-name="Table2.A2" office:value-type="string">
            <text:p text:style-name="P22">0.210</text:p>
          </table:table-cell>
          <table:table-cell table:style-name="Table2.D2" office:value-type="string">
            <text:p text:style-name="P23">0.013</text:p>
          </table:table-cell>
        </table:table-row>
        <table:table-row table:style-name="Table2.1">
          <table:table-cell table:style-name="Table2.A2" office:value-type="string">
            <text:p text:style-name="P20">32</text:p>
          </table:table-cell>
          <table:table-cell table:style-name="Table2.A2" office:value-type="string">
            <text:p text:style-name="P24">10.550</text:p>
          </table:table-cell>
          <table:table-cell table:style-name="Table2.A2" office:value-type="string">
            <text:p text:style-name="P22">0.164</text:p>
          </table:table-cell>
          <table:table-cell table:style-name="Table2.D2" office:value-type="string">
            <text:p text:style-name="P23">0.005</text:p>
          </table:table-cell>
        </table:table-row>
        <table:table-row table:style-name="Table2.8">
          <table:table-cell table:style-name="Table2.A2" office:value-type="string">
            <text:p text:style-name="P20">64</text:p>
          </table:table-cell>
          <table:table-cell table:style-name="Table2.A2" office:value-type="string">
            <text:p text:style-name="P24">8.340</text:p>
          </table:table-cell>
          <table:table-cell table:style-name="Table2.A2" office:value-type="string">
            <text:p text:style-name="P22">0.207</text:p>
          </table:table-cell>
          <table:table-cell table:style-name="Table2.D2" office:value-type="string">
            <text:p text:style-name="P23">0.003</text:p>
          </table:table-cell>
        </table:table-row>
      </table:table>
      <text:p text:style-name="P25"/>
      <text:p text:style-name="P9"/>
      <text:p text:style-name="P9">M = 512, N = 512, T = <text:span text:style-name="T7">1</text:span>00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Threads</text:p>
          </table:table-cell>
          <table:table-cell table:style-name="Table3.A1" office:value-type="string">
            <text:p text:style-name="P19">Execution Time (s)</text:p>
          </table:table-cell>
          <table:table-cell table:style-name="Table3.A1" office:value-type="string">
            <text:p text:style-name="P19">Speedup</text:p>
          </table:table-cell>
          <table:table-cell table:style-name="Table3.D1" office:value-type="string">
            <text:p text:style-name="P12">Efficiency</text:p>
          </table:table-cell>
        </table:table-row>
        <table:table-row table:style-name="Table3.1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6">1.461</text:p>
          </table:table-cell>
          <table:table-cell table:style-name="Table3.A2" office:value-type="string">
            <text:p text:style-name="P15">BASELINE</text:p>
          </table:table-cell>
          <table:table-cell table:style-name="Table3.D2" office:value-type="string">
            <text:p text:style-name="P16">BASELINE</text:p>
          </table:table-cell>
        </table:table-row>
        <table:table-row table:style-name="Table3.1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6">1.373</text:p>
          </table:table-cell>
          <table:table-cell table:style-name="Table3.A2" office:value-type="string">
            <text:p text:style-name="P27">1.064</text:p>
          </table:table-cell>
          <table:table-cell table:style-name="Table3.D2" office:value-type="string">
            <text:p text:style-name="P23">0.532</text:p>
          </table:table-cell>
        </table:table-row>
        <table:table-row table:style-name="Table3.1"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26">1.523</text:p>
          </table:table-cell>
          <table:table-cell table:style-name="Table3.A2" office:value-type="string">
            <text:p text:style-name="P27">0.959</text:p>
          </table:table-cell>
          <table:table-cell table:style-name="Table3.D2" office:value-type="string">
            <text:p text:style-name="P23">0.240</text:p>
          </table:table-cell>
        </table:table-row>
        <table:table-row table:style-name="Table3.1"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26">2.192</text:p>
          </table:table-cell>
          <table:table-cell table:style-name="Table3.A2" office:value-type="string">
            <text:p text:style-name="P27">0.667</text:p>
          </table:table-cell>
          <table:table-cell table:style-name="Table3.D2" office:value-type="string">
            <text:p text:style-name="P23">0.083</text:p>
          </table:table-cell>
        </table:table-row>
        <table:table-row table:style-name="Table3.1">
          <table:table-cell table:style-name="Table3.A2" office:value-type="string">
            <text:p text:style-name="P20">16</text:p>
          </table:table-cell>
          <table:table-cell table:style-name="Table3.A2" office:value-type="string">
            <text:p text:style-name="P26">4.780</text:p>
          </table:table-cell>
          <table:table-cell table:style-name="Table3.A2" office:value-type="string">
            <text:p text:style-name="P27">0.306</text:p>
          </table:table-cell>
          <table:table-cell table:style-name="Table3.D2" office:value-type="string">
            <text:p text:style-name="P23">0.019</text:p>
          </table:table-cell>
        </table:table-row>
        <text:soft-page-break/>
        <table:table-row table:style-name="Table3.1">
          <table:table-cell table:style-name="Table3.A2" office:value-type="string">
            <text:p text:style-name="P20">32</text:p>
          </table:table-cell>
          <table:table-cell table:style-name="Table3.A2" office:value-type="string">
            <text:p text:style-name="P26">7.496</text:p>
          </table:table-cell>
          <table:table-cell table:style-name="Table3.A2" office:value-type="string">
            <text:p text:style-name="P27">0.195</text:p>
          </table:table-cell>
          <table:table-cell table:style-name="Table3.D2" office:value-type="string">
            <text:p text:style-name="P23">0.006</text:p>
          </table:table-cell>
        </table:table-row>
        <table:table-row table:style-name="Table3.8">
          <table:table-cell table:style-name="Table3.A2" office:value-type="string">
            <text:p text:style-name="P20">64</text:p>
          </table:table-cell>
          <table:table-cell table:style-name="Table3.A2" office:value-type="string">
            <text:p text:style-name="P26">4.966</text:p>
          </table:table-cell>
          <table:table-cell table:style-name="Table3.A2" office:value-type="string">
            <text:p text:style-name="P27">0.294</text:p>
          </table:table-cell>
          <table:table-cell table:style-name="Table3.D2" office:value-type="string">
            <text:p text:style-name="P23">0.005</text:p>
          </table:table-cell>
        </table:table-row>
      </table:table>
      <text:p text:style-name="P25"/>
      <text:p text:style-name="P28">The simulations for the program <text:span text:style-name="T8">saw initial speedups as the number of threads increased but performance became progressively worse as more threads were used to run the program. It seems that smaller </text:span><text:span text:style-name="T9">boards </text:span><text:span text:style-name="T8">benefit more from parallelism while larger boards face worse performance with more threads. </text:span><text:span text:style-name="T9">This is most likely because the process of spreading out the board between many threads is significantly slower than processing the board in just one thread. </text:span><text:span text:style-name="T10">Efficiencies were decent for some of the simulations though most of them dropped to very low values when more threads were us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repeat="repeat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1:06:30.705436425</meta:creation-date>
    <dc:date>2024-11-09T02:59:09.790236074</dc:date>
    <meta:editing-duration>P3DT10H43M30S</meta:editing-duration>
    <meta:editing-cycles>115</meta:editing-cycles>
    <meta:generator>LibreOffice/24.8.2.1$Linux_X86_64 LibreOffice_project/480$Build-1</meta:generator>
    <meta:print-date>2024-10-20T03:04:47.574741450</meta:print-date>
    <meta:printed-by>PDF files</meta:printed-by>
    <meta:document-statistic meta:table-count="3" meta:image-count="0" meta:object-count="0" meta:page-count="3" meta:paragraph-count="106" meta:word-count="244" meta:character-count="1291" meta:non-whitespace-character-count="1154"/>
  </office:meta>
</office:document-meta>
</file>